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Story by The Young David</text:p>
      <text:p text:style-name="Standard"/>
      <text:p text:style-name="Standard"/>
      <text:p text:style-name="Standard">A man was traveling through a dimly lit forest along a barely discernible path. <text:s/>This path was not traveled frequently, but it had been considerably worn. <text:s/>It was the only path the man knew of through what was an immense forest. <text:s/>However, when the man was <text:s/>midway along the path, not too far from the clearing, he decided to stray from the path, for whatever reason. <text:s/></text:p>
      <text:p text:style-name="Standard"/>
      <text:p text:style-name="Standard">It was not because he was unable to follow the path, though it was ill lit. <text:s/>It was not that he was unaware of the importance of the path; he knew it better than anyone. <text:s/>Perhaps he thought he would find another path, or that he could find his way without any path. <text:s/>But most likely it was merely because he lost interest in following the same path which so many had followed, and <text:s/>so many more had tried unsuccessfully to follow. <text:s/>So he wandered off the path, looking at the wonders of the forest, which one can only see deep in the forest. <text:s/></text:p>
      <text:p text:style-name="Standard"/>
      <text:p text:style-name="Standard">Before having gone very far, the man come upon a path. <text:s/>At <text:s/>careful examination it turned out to be the same path he was traveling before. <text:s/>The man, not discouraged, set off again. <text:s/>This time he carefully followed his compass in one direction, so he wouldn't circle back on himself. <text:s/>But as if by divine intervention, he again cam back to the path. <text:s/>He tried again and again, but try as he could, he could not get away from the path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y Ann Sushinsky</meta:initial-creator>
    <meta:creation-date>2010-01-08T20:25:31</meta:creation-date>
    <meta:document-statistic meta:table-count="0" meta:image-count="0" meta:object-count="0" meta:page-count="1" meta:paragraph-count="4" meta:word-count="257" meta:character-count="1371"/>
    <dc:date>2010-01-08T20:33:26</dc:date>
    <dc:creator>Mary Ann Sushinsky</dc:creator>
    <meta:editing-duration>PT00H07M55S</meta:editing-duration>
    <meta:editing-cycles>1</meta:editing-cycles>
    <meta:generator>OpenOffice.org/3.1$Unix OpenOffice.org_project/310m19$Build-9420</meta:generator>
  </office:meta>
</office:document-meta>
</file>